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Standard">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Standard">
      <style:paragraph-properties fo:margin-left="0in" fo:margin-right="0in" fo:text-align="center" style:justify-single-word="false"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text-indent="0in" style:auto-text-indent="false"/>
      <style:text-properties style:font-name="Georgia" fo:font-size="10.5pt" style:font-size-asian="10.5pt" style:font-size-complex="10.5pt"/>
    </style:style>
    <style:style style:name="P5" style:family="paragraph" style:parent-style-name="Standard" style:list-style-name="WW8Num1">
      <style:paragraph-properties fo:margin-left="0in" fo:margin-right="0in" fo:text-indent="0in" style:auto-text-indent="false"/>
      <style:text-properties style:font-name="Georgia" fo:font-size="10.5pt" style:font-size-asian="10.5pt" style:font-size-complex="10.5pt"/>
    </style:style>
    <style:style style:name="P6" style:family="paragraph" style:parent-style-name="Title" style:master-page-name="Standard">
      <style:paragraph-properties style:page-number="auto"/>
      <style:text-properties style:font-name="Georgia"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n’t Stop At The Door</text:p>
      <text:p text:style-name="P3"/>
      <text:p text:style-name="P2"><text:span text:style-name="T1">Read:</text:span> John 20:1-8</text:p>
      <text:p text:style-name="P2"><text:s/></text:p>
      <text:p text:style-name="P2"><text:span text:style-name="T1">Text:</text:span> Acts 26:28 "Then Agrippa said unto Paul, Almost thou persuadest me to be a Christian."</text:p>
      <text:p text:style-name="P2"/>
      <text:p text:style-name="P2"><text:span text:style-name="T1">Introduction:</text:span> Years ago, I read a book about a Army Chaplain who was assigned to the school for paratroopers. <text:s/>He told of how he was afraid to even fly and now he was to provide spiritual guidance to men who were jumping out of airplanes. <text:s/>Someone challenged him to face his fears and so he asked to be included in the next class of paratrooper jump training. He was scheduled to be the first jumper out on the first training flight. <text:s/>It was an event that he would repeat over and over again as he chose to jump with every class thereafter. He told how the first command given to each paratrooper is to: “Stand at the door.” While they stand there, the <text:s/>command is given to jump. If a man doesn’t jump then he is pushed out of the door. </text:p>
      <text:p text:style-name="P2"><text:s text:c="2"/>In our story John comes to the door of the tomb and looks in but does not enter until Peter passes him. Peter goes directly in. </text:p>
      <text:p text:style-name="P2"><text:s text:c="2"/>I want to preach on a sermon that I call: “Don’t Stop at the Door.”</text:p>
      <text:p text:style-name="P2"/>
      <text:p text:style-name="P2"><text:span text:style-name="T1">I. What Caused John to Stop? </text:span><text:s/>The scriptures don’t tell us why he stopped but there are a few possibilities that I see as easily considered.</text:p>
      <text:list xml:id="list7422337554015316163" text:style-name="WW8Num1">
        <text:list-item>
          <text:p text:style-name="P5">Perhaps he was afraid of what he might see. He was told by Mary (according to the Gospel of Matthew) that Jesus was risen. Perhaps he was afraid that he might see a dead body and it wouldn’t be true. </text:p>
        </text:list-item>
        <text:list-item>
          <text:p text:style-name="P5">Perhaps he was worried about being unclean. If he went into a tomb of a dead man then he would be considered unclean. It would require a 7 day quarantine as well as it was a breach of Jewish tradition. </text:p>
        </text:list-item>
        <text:list-item>
          <text:p text:style-name="P5">Perhaps he was afraid to be seen as one of the disciples at the tomb. The story going around was that the disciples had stolen the body. <text:s/>It might be wise to distance ones self from the dead messiah. <text:s/>The Romans might not be content with just killing Jesus. Perhaps they might want to round up a few of His disciples as well.</text:p>
        </text:list-item>
      </text:list>
      <text:p text:style-name="P2"/>
      <text:p text:style-name="P2"><text:span text:style-name="T1">II. Why Was It Important For John To Go In?</text:span> Inside of the tomb was proof of the resurrection of Jesus the Christ. The grave clothes and the face napkin were proof that His body was not stolen. No one stealing a body from the Roman authorities would have taken the time to strip them and leave the wrapping behind. The resurrection of Christ is the doctrine that distinguishes Christianity from all other religions of the world. </text:p>
      <text:p text:style-name="P2"><text:s text:c="2"/>Mary Baker Eddy; The leader of the Christian Science church is buried in Cambridge Massachusetts with a live telephone in her casket so she can call when she realizes that the is not really dead. L. Ron Hubbard, the leader of Scientology was cremated and his ashes spread on the ocean. Muhammad is buried in Medina in Saudi Arabia, The Buddhists visit their leaders grave (he was cremated). The Jews are still looking for a Messiah. <text:s/>But <text:span text:style-name="T2">We</text:span> serve a risen savior. He is alive and we can visit His empty tomb. If John had not gone inside of the tomb he may have been led to doubt the resurrection. When one would repeat the lie of the Roman government about His body being stolen John could say: “It’s not true, I was there, I saw His empty grave clothes; He’s alive.”</text:p>
      <text:p text:style-name="P2"/>
      <text:p text:style-name="P2"><text:span text:style-name="T1">III. Others Who Stopped at the Door:</text:span> <text:s/>At least 10 Billion people failed to enter the door of the Ark and drowned in Noah’s Flood. <text:s/>Ten of the twelve spies sent into the Promised Land chose to stop short of the door and it cost them their lives. It also cost the COI twenty more years of wandering. <text:s/>Two of the twelve tribes chose to remain outside of the Promised Land and both fell away from God. <text:s/></text:p>
      <text:p text:style-name="P1"><text:s text:c="2"/>Do you remember Cain? God warned him that sin lay at the door of his life (Genesis 4:7) and he gave into it. The first man, born on this earth, did not go through the door of obedience and lost out with God.</text:p>
      <text:p text:style-name="P2"><text:s text:c="2"/>In our text we read about Agrippa who stood at the door of salvation and said: “Almost thou persuadest me to be a Christian.” Pilate could find no fault in Jesus but couldn’t find the courage to walk through the door of salvation. <text:s/>Jonah’s entrance to Nineveh started in the door of the whales mouth. </text:p>
      <text:p text:style-name="P2"/>
      <text:p text:style-name="P2"><text:span text:style-name="T1">Conclude:</text:span> What does this have to do with us? The most important door that you and I will ever stand at is the door of salvation. There are many other doors that we come to, in our faith. There is the door of obedience. There is the door of healing. <text:s/>There are many doors of decision that we will face. <text:s/>There are doors of opportunity (good and bad). <text:s/>When God commands us to stand in the door we are standing in the exact right place. When He tells us to jump remember that He is holding our safety line.</text:p>
      <text:p text:style-name="P1"><text:s text:c="2"/>I told you a story about a paratroopers first jump and how those who refuse to jump are pushed out. <text:span text:style-name="T3">This is not true of the doors that are in your life or mine.</text:span> God will, most likely, not push you but He will encourage you to take that next step through the door in front of you..</text:p>
      <text:p text:style-name="P1"><text:s text:c="4"/>Deuteronomy 30:19 says "I call heaven and earth to record this day against you, that I have set before you life and death, blessing and cursing: therefore choose life, that both thou and thy seed may live:"</text:p>
      <text:p text:style-name="P1"><text:s text:c="2"/>What door are you facing today? <text:s/>Do you need to step up to the door and step through? <text:s/>Has God placed a call upon your life that you are reluctant to follow? <text:s/>Have you stepped through the door of salvat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041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917in" fo:text-indent="-0.1252in" fo:margin-left="1.2917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917in" fo:text-indent="-0.1252in" fo:margin-left="2.7917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917in" fo:text-indent="-0.25in" fo:margin-left="3.791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917in" fo:text-indent="-0.1252in" fo:margin-left="4.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opped At The Door</dc:title>
    <meta:initial-creator>Joel Tice</meta:initial-creator>
    <meta:creation-date>2008-07-19T17:51:00</meta:creation-date>
    <dc:creator>j </dc:creator>
    <dc:date>2020-10-02T21:58:39.96</dc:date>
    <meta:print-date>2020-10-02T21:58:29.19</meta:print-date>
    <meta:editing-cycles>14</meta:editing-cycles>
    <meta:editing-duration>P3DT13H37M41S</meta:editing-duration>
    <meta:generator>OpenOffice/4.1.3$Win32 OpenOffice.org_project/413m1$Build-9783</meta:generator>
    <meta:printed-by>j </meta:printed-by>
    <meta:document-statistic meta:table-count="0" meta:image-count="0" meta:object-count="0" meta:page-count="1" meta:paragraph-count="20" meta:word-count="1006" meta:character-count="5254"/>
  </office:meta>
</office:document-meta>
</file>